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P2" style:parent-style-name="Normal" style:family="paragraph">
      <style:paragraph-properties fo:text-align="center" fo:margin-top="0.0694in" fo:margin-bottom="0.0694in" fo:line-height="100%"/>
    </style:style>
    <style:style style:name="T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paragraph-properties fo:text-align="center" fo:margin-bottom="0in" fo:line-height="100%"/>
    </style:style>
    <style:style style:name="T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" style:parent-style-name="Normal" style:family="paragraph">
      <style:paragraph-properties fo:text-align="center" fo:margin-top="0.0694in" fo:margin-bottom="0.0694in" fo:line-height="100%"/>
    </style:style>
    <style:style style:name="T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9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18pt" style:font-size-asian="18pt" style:font-size-complex="18pt"/>
    </style:style>
    <style:style style:name="T1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1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14" style:parent-style-name="Normal" style:family="paragraph">
      <style:paragraph-properties fo:text-align="center" fo:margin-top="0.0694in" fo:margin-bottom="0.0694in" fo:line-height="100%"/>
    </style:style>
    <style:style style:name="T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5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" style:parent-style-name="Normal" style:family="paragraph">
      <style:paragraph-properties fo:text-align="center" style:writing-mode="rl-tb" fo:margin-top="0.0694in" fo:margin-bottom="0.0694in" fo:line-height="100%"/>
    </style:style>
    <style:style style:name="T2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" style:parent-style-name="Normal" style:family="paragraph">
      <style:paragraph-properties fo:text-align="center" style:writing-mode="rl-tb" fo:margin-top="0.0694in" fo:margin-bottom="0.0694in" fo:line-height="100%"/>
    </style:style>
    <style:style style:name="T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8" style:parent-style-name="Normal" style:family="paragraph">
      <style:paragraph-properties fo:text-align="center" style:writing-mode="rl-tb" fo:margin-top="0.0694in" fo:margin-bottom="0.0694in" fo:line-height="100%"/>
    </style:style>
    <style:style style:name="T4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5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51" style:parent-style-name="Normal" style:family="paragraph">
      <style:paragraph-properties fo:text-align="center" style:writing-mode="rl-tb" fo:margin-top="0.0694in" fo:margin-bottom="0.0694in" fo:line-height="100%"/>
    </style:style>
    <style:style style:name="T5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54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" style:parent-style-name="Normal" style:family="paragraph">
      <style:paragraph-properties fo:text-align="center" fo:margin-top="0.0694in" fo:margin-bottom="0.0694in" fo:line-height="100%"/>
    </style:style>
    <style:style style:name="T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6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6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" style:parent-style-name="Normal" style:family="paragraph">
      <style:paragraph-properties fo:text-align="center" style:writing-mode="rl-tb" fo:margin-top="0.0694in" fo:margin-bottom="0.0694in" fo:line-height="100%"/>
    </style:style>
    <style:style style:name="T6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" style:parent-style-name="Normal" style:family="paragraph">
      <style:paragraph-properties fo:text-align="center" fo:margin-bottom="0in" fo:line-height="100%"/>
    </style:style>
    <style:style style:name="T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" style:parent-style-name="Normal" style:family="paragraph">
      <style:paragraph-properties fo:text-align="center" fo:margin-top="0.0694in" fo:margin-bottom="0.0694in" fo:line-height="100%"/>
    </style:style>
    <style:style style:name="T7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78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18pt" style:font-size-asian="18pt" style:font-size-complex="18pt"/>
    </style:style>
    <style:style style:name="T7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8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8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8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83" style:parent-style-name="Normal" style:family="paragraph">
      <style:paragraph-properties fo:text-align="center" fo:margin-top="0.0694in" fo:margin-bottom="0.0694in" fo:line-height="100%"/>
    </style:style>
    <style:style style:name="T8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8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86" style:parent-style-name="Normal" style:family="paragraph">
      <style:paragraph-properties fo:text-align="center" fo:margin-top="0.0694in" fo:margin-bottom="0.0694in" fo:line-height="100%"/>
    </style:style>
    <style:style style:name="T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8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2" style:parent-style-name="Normal" style:family="paragraph">
      <style:paragraph-properties fo:text-align="center" style:writing-mode="rl-tb" fo:margin-top="0.0694in" fo:margin-bottom="0.0694in" fo:line-height="100%"/>
    </style:style>
    <style:style style:name="T9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2" style:parent-style-name="Normal" style:family="paragraph">
      <style:paragraph-properties fo:text-align="center" fo:margin-bottom="0in" fo:line-height="100%"/>
    </style:style>
    <style:style style:name="T10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4" style:parent-style-name="Normal" style:family="paragraph">
      <style:paragraph-properties fo:text-align="center" fo:margin-top="0.0694in" fo:margin-bottom="0.0694in" fo:line-height="100%"/>
    </style:style>
    <style:style style:name="T10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0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107" style:parent-style-name="Normal" style:family="paragraph">
      <style:paragraph-properties fo:text-align="center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08" style:parent-style-name="Normal" style:family="paragraph">
      <style:paragraph-properties fo:text-align="center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09" style:parent-style-name="Normal" style:family="paragraph">
      <style:paragraph-properties fo:text-align="center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10" style:parent-style-name="Normal" style:family="paragraph">
      <style:paragraph-properties fo:text-align="center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11" style:parent-style-name="Normal" style:family="paragraph">
      <style:paragraph-properties fo:text-align="center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12" style:parent-style-name="Normal" style:family="paragraph">
      <style:paragraph-properties fo:text-align="center" style:writing-mode="rl-tb" fo:margin-top="0.0694in" fo:margin-bottom="0.0694in" fo:line-height="100%"/>
    </style:style>
    <style:style style:name="T11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1" style:parent-style-name="Normal" style:family="paragraph">
      <style:paragraph-properties fo:text-align="center" style:writing-mode="rl-tb" fo:margin-bottom="0in" fo:line-height="100%"/>
    </style:style>
    <style:style style:name="T1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3" style:parent-style-name="Normal" style:family="paragraph">
      <style:paragraph-properties fo:text-align="center" fo:margin-top="0.0694in" fo:margin-bottom="0.0694in" fo:line-height="100%"/>
    </style:style>
    <style:style style:name="T13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3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136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7" style:parent-style-name="Normal" style:family="paragraph">
      <style:paragraph-properties fo:text-align="center" fo:margin-top="0.0694in" fo:margin-bottom="0.0694in" fo:line-height="100%"/>
    </style:style>
    <style:style style:name="T1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1" style:parent-style-name="Normal" style:family="paragraph">
      <style:paragraph-properties fo:text-align="center" fo:margin-top="0.0694in" fo:margin-bottom="0.0694in" fo:line-height="100%"/>
    </style:style>
    <style:style style:name="T14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4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144" style:parent-style-name="Normal" style:family="paragraph">
      <style:paragraph-properties fo:text-align="center" fo:margin-top="0.0694in" fo:margin-bottom="0.0694in" fo:line-height="100%"/>
    </style:style>
    <style:style style:name="T1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7" style:parent-style-name="Normal" style:family="paragraph">
      <style:paragraph-properties fo:text-align="center" fo:margin-top="0.0694in" fo:margin-bottom="0.0694in" fo:line-height="100%"/>
    </style:style>
    <style:style style:name="T1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0" style:parent-style-name="Normal" style:family="paragraph">
      <style:paragraph-properties fo:text-align="center" fo:margin-top="0.0694in" fo:margin-bottom="0.0694in" fo:line-height="100%"/>
    </style:style>
    <style:style style:name="T1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3" style:parent-style-name="Normal" style:family="paragraph">
      <style:paragraph-properties fo:text-align="center" fo:margin-top="0.0694in" fo:margin-bottom="0.0694in" fo:line-height="100%"/>
    </style:style>
    <style:style style:name="T15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5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156" style:parent-style-name="Normal" style:family="paragraph">
      <style:paragraph-properties fo:text-align="center" fo:margin-top="0.0694in" fo:margin-bottom="0.0694in" fo:line-height="100%"/>
    </style:style>
    <style:style style:name="T15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9" style:parent-style-name="Normal" style:family="paragraph">
      <style:paragraph-properties fo:text-align="center" fo:margin-top="0.0694in" fo:margin-bottom="0.0694in" fo:line-height="100%"/>
    </style:style>
    <style:style style:name="T1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6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2" style:parent-style-name="Normal" style:family="paragraph">
      <style:paragraph-properties fo:text-align="center" fo:margin-top="0.0694in" fo:margin-bottom="0.0694in" fo:line-height="100%"/>
    </style:style>
    <style:style style:name="T16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6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165" style:parent-style-name="Normal" style:family="paragraph">
      <style:paragraph-properties fo:text-align="center" fo:margin-top="0.0694in" fo:margin-bottom="0.0694in" fo:line-height="100%"/>
    </style:style>
    <style:style style:name="T16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6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6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0" style:parent-style-name="Normal" style:family="paragraph">
      <style:paragraph-properties fo:text-align="center" fo:margin-top="0.0694in" fo:margin-bottom="0.0694in" fo:line-height="100%"/>
    </style:style>
    <style:style style:name="T17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7" style:parent-style-name="Normal" style:family="paragraph">
      <style:paragraph-properties fo:text-align="center" fo:margin-bottom="0in" fo:line-height="100%"/>
    </style:style>
    <style:style style:name="T1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9" style:parent-style-name="Normal" style:family="paragraph">
      <style:paragraph-properties fo:text-align="center" fo:margin-top="0.0694in" fo:margin-bottom="0.0694in" fo:line-height="100%"/>
    </style:style>
    <style:style style:name="T18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181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18pt" style:font-size-asian="18pt" style:font-size-complex="18pt"/>
    </style:style>
    <style:style style:name="T18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18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18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18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186" style:parent-style-name="Normal" style:family="paragraph">
      <style:paragraph-properties fo:text-align="center" fo:margin-top="0.0694in" fo:margin-bottom="0.0694in" fo:line-height="100%"/>
    </style:style>
    <style:style style:name="T18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8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189" style:parent-style-name="Normal" style:family="paragraph">
      <style:paragraph-properties fo:text-align="center" fo:margin-top="0.0694in" fo:margin-bottom="0.0694in" fo:line-height="100%"/>
    </style:style>
    <style:style style:name="T1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5" style:parent-style-name="Normal" style:family="paragraph">
      <style:paragraph-properties fo:text-align="center" style:writing-mode="rl-tb" fo:margin-top="0.0694in" fo:margin-bottom="0.0694in" fo:line-height="100%"/>
    </style:style>
    <style:style style:name="T19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0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5" style:parent-style-name="Normal" style:family="paragraph">
      <style:paragraph-properties fo:text-align="center" fo:margin-bottom="0in" fo:line-height="100%"/>
    </style:style>
    <style:style style:name="T20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7" style:parent-style-name="Normal" style:family="paragraph">
      <style:paragraph-properties fo:text-align="center" fo:margin-top="0.0694in" fo:margin-bottom="0.0694in" fo:line-height="100%"/>
    </style:style>
    <style:style style:name="T20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0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210" style:parent-style-name="Normal" style:family="paragraph">
      <style:paragraph-properties fo:text-align="center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211" style:parent-style-name="Normal" style:family="paragraph">
      <style:paragraph-properties fo:text-align="center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212" style:parent-style-name="Normal" style:family="paragraph">
      <style:paragraph-properties fo:text-align="center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213" style:parent-style-name="Normal" style:family="paragraph">
      <style:paragraph-properties fo:text-align="center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214" style:parent-style-name="Normal" style:family="paragraph">
      <style:paragraph-properties fo:text-align="center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215" style:parent-style-name="Normal" style:family="paragraph">
      <style:paragraph-properties fo:text-align="center" fo:margin-bottom="0in" fo:line-height="100%"/>
    </style:style>
    <style:style style:name="T2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7" style:parent-style-name="Normal" style:family="paragraph">
      <style:paragraph-properties fo:text-align="center" fo:margin-top="0.0694in" fo:margin-bottom="0.0694in" fo:line-height="100%"/>
    </style:style>
    <style:style style:name="T2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1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220" style:parent-style-name="Normal" style:family="paragraph">
      <style:paragraph-properties fo:text-align="center" fo:margin-top="0.0694in" fo:margin-bottom="0.0694in" fo:line-height="100%"/>
    </style:style>
    <style:style style:name="T2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23" style:parent-style-name="Normal" style:family="paragraph">
      <style:paragraph-properties fo:text-align="center" fo:margin-top="0.0694in" fo:margin-bottom="0.0694in" fo:line-height="100%"/>
    </style:style>
    <style:style style:name="T2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26" style:parent-style-name="Normal" style:family="paragraph">
      <style:paragraph-properties fo:text-align="center" fo:margin-top="0.0694in" fo:margin-bottom="0.0694in" fo:line-height="100%"/>
    </style:style>
    <style:style style:name="T22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2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229" style:parent-style-name="Normal" style:family="paragraph">
      <style:paragraph-properties fo:text-align="center" fo:margin-top="0.0694in" fo:margin-bottom="0.0694in" fo:line-height="100%"/>
    </style:style>
    <style:style style:name="T2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3" style:parent-style-name="Normal" style:family="paragraph">
      <style:paragraph-properties fo:text-align="center" fo:margin-top="0.0694in" fo:margin-bottom="0.0694in" fo:line-height="100%"/>
    </style:style>
    <style:style style:name="T2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6" style:parent-style-name="Normal" style:family="paragraph">
      <style:paragraph-properties fo:text-align="center" fo:margin-top="0.0694in" fo:margin-bottom="0.0694in" fo:line-height="100%"/>
    </style:style>
    <style:style style:name="T23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9" style:parent-style-name="Normal" style:family="paragraph">
      <style:paragraph-properties fo:text-align="center" fo:margin-top="0.0694in" fo:margin-bottom="0.0694in" fo:line-height="100%"/>
    </style:style>
    <style:style style:name="T2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42" style:parent-style-name="Normal" style:family="paragraph">
      <style:paragraph-properties fo:text-align="center" fo:margin-top="0.0694in" fo:margin-bottom="0.0694in" fo:line-height="100%"/>
    </style:style>
    <style:style style:name="T24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4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245" style:parent-style-name="Normal" style:family="paragraph">
      <style:paragraph-properties fo:text-align="center" fo:margin-top="0.0694in" fo:margin-bottom="0.0694in" fo:line-height="100%"/>
    </style:style>
    <style:style style:name="T2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48" style:parent-style-name="Normal" style:family="paragraph">
      <style:paragraph-properties fo:text-align="center" fo:margin-top="0.0694in" fo:margin-bottom="0.0694in" fo:line-height="100%"/>
    </style:style>
    <style:style style:name="T2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51" style:parent-style-name="Normal" style:family="paragraph">
      <style:paragraph-properties fo:text-align="center" fo:margin-top="0.0694in" fo:margin-bottom="0.0694in" fo:line-height="100%"/>
    </style:style>
    <style:style style:name="T2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54" style:parent-style-name="Normal" style:family="paragraph">
      <style:paragraph-properties fo:text-align="center" fo:margin-top="0.0694in" fo:margin-bottom="0.0694in" fo:line-height="100%"/>
    </style:style>
    <style:style style:name="T25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5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257" style:parent-style-name="Normal" style:family="paragraph">
      <style:paragraph-properties fo:text-align="center" fo:margin-top="0.0694in" fo:margin-bottom="0.0694in" fo:line-height="100%"/>
    </style:style>
    <style:style style:name="T25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5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6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6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2" style:parent-style-name="Normal" style:family="paragraph">
      <style:paragraph-properties fo:text-align="center" fo:margin-top="0.0694in" fo:margin-bottom="0.0694in" fo:line-height="100%"/>
    </style:style>
    <style:style style:name="T26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6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6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7" style:parent-style-name="Normal" style:family="paragraph">
      <style:paragraph-properties fo:text-align="center" fo:margin-bottom="0in" fo:line-height="100%"/>
    </style:style>
    <style:style style:name="T2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9" style:parent-style-name="Normal" style:family="paragraph">
      <style:paragraph-properties fo:text-align="center" fo:margin-top="0.0694in" fo:margin-bottom="0.0694in" fo:line-height="100%"/>
    </style:style>
    <style:style style:name="T27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271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18pt" style:font-size-asian="18pt" style:font-size-complex="18pt"/>
    </style:style>
    <style:style style:name="T27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27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27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27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ableColumn277" style:family="table-column">
      <style:table-column-properties style:column-width="2.4416in"/>
    </style:style>
    <style:style style:name="TableColumn278" style:family="table-column">
      <style:table-column-properties style:column-width="2.0819in"/>
    </style:style>
    <style:style style:name="TableColumn279" style:family="table-column">
      <style:table-column-properties style:column-width="2.4763in"/>
    </style:style>
    <style:style style:name="Table276" style:family="table">
      <style:table-properties style:width="7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2" style:parent-style-name="Normal" style:family="paragraph">
      <style:paragraph-properties fo:text-align="center" fo:margin-bottom="0in" fo:line-height="100%"/>
    </style:style>
    <style:style style:name="T28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8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2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6" style:parent-style-name="Normal" style:family="paragraph">
      <style:paragraph-properties fo:text-align="center" fo:margin-bottom="0in" fo:line-height="100%"/>
    </style:style>
    <style:style style:name="T28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8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2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0" style:parent-style-name="Normal" style:family="paragraph">
      <style:paragraph-properties fo:text-align="center" fo:margin-bottom="0in" fo:line-height="100%"/>
    </style:style>
    <style:style style:name="T29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9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5" style:parent-style-name="Normal" style:family="paragraph">
      <style:paragraph-properties fo:text-align="center" fo:margin-bottom="0in" fo:line-height="100%"/>
    </style:style>
    <style:style style:name="T29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9" style:parent-style-name="Normal" style:family="paragraph">
      <style:paragraph-properties fo:text-align="center" fo:margin-bottom="0in" fo:line-height="100%"/>
    </style:style>
    <style:style style:name="T30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3" style:parent-style-name="Normal" style:family="paragraph">
      <style:paragraph-properties fo:text-align="center" fo:margin-bottom="0in" fo:line-height="100%"/>
    </style:style>
    <style:style style:name="T30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06" style:family="table-row">
      <style:table-row-properties/>
    </style:style>
    <style:style style:name="TableCell3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8" style:parent-style-name="Normal" style:family="paragraph">
      <style:paragraph-properties fo:text-align="center" fo:margin-bottom="0in" fo:line-height="100%"/>
    </style:style>
    <style:style style:name="T30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2" style:parent-style-name="Normal" style:family="paragraph">
      <style:paragraph-properties fo:text-align="center" fo:margin-bottom="0in" fo:line-height="100%"/>
    </style:style>
    <style:style style:name="T3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6" style:parent-style-name="Normal" style:family="paragraph">
      <style:paragraph-properties fo:text-align="center" fo:margin-bottom="0in" fo:line-height="100%"/>
    </style:style>
    <style:style style:name="T31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19" style:family="table-row">
      <style:table-row-properties/>
    </style:style>
    <style:style style:name="TableCell3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1" style:parent-style-name="Normal" style:family="paragraph">
      <style:paragraph-properties fo:text-align="center" fo:margin-bottom="0in" fo:line-height="100%"/>
    </style:style>
    <style:style style:name="T3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28" style:family="table-row">
      <style:table-row-properties/>
    </style:style>
    <style:style style:name="TableCell3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0" style:parent-style-name="Normal" style:family="paragraph">
      <style:paragraph-properties fo:text-align="center" fo:margin-bottom="0in" fo:line-height="100%"/>
    </style:style>
    <style:style style:name="T3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4" style:parent-style-name="Normal" style:family="paragraph">
      <style:paragraph-properties fo:text-align="center" fo:margin-bottom="0in" fo:line-height="100%"/>
    </style:style>
    <style:style style:name="T3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8" style:parent-style-name="Normal" style:family="paragraph">
      <style:paragraph-properties fo:text-align="center" fo:margin-bottom="0in" fo:line-height="100%"/>
    </style:style>
    <style:style style:name="T3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41" style:family="table-row">
      <style:table-row-properties/>
    </style:style>
    <style:style style:name="TableCell3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3" style:parent-style-name="Normal" style:family="paragraph">
      <style:paragraph-properties fo:text-align="center" fo:margin-bottom="0in" fo:line-height="100%"/>
    </style:style>
    <style:style style:name="T3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7" style:parent-style-name="Normal" style:family="paragraph">
      <style:paragraph-properties fo:text-align="center" fo:margin-bottom="0in" fo:line-height="100%"/>
    </style:style>
    <style:style style:name="T3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1" style:parent-style-name="Normal" style:family="paragraph">
      <style:paragraph-properties fo:text-align="center" fo:margin-bottom="0in" fo:line-height="100%"/>
    </style:style>
    <style:style style:name="T3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54" style:family="table-row">
      <style:table-row-properties/>
    </style:style>
    <style:style style:name="TableCell3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6" style:parent-style-name="Normal" style:family="paragraph">
      <style:paragraph-properties fo:text-align="center" fo:margin-bottom="0in" fo:line-height="100%"/>
    </style:style>
    <style:style style:name="T35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0" style:parent-style-name="Normal" style:family="paragraph">
      <style:paragraph-properties fo:text-align="center" fo:margin-bottom="0in" fo:line-height="100%"/>
    </style:style>
    <style:style style:name="T36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6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4" style:parent-style-name="Normal" style:family="paragraph">
      <style:paragraph-properties fo:text-align="center" fo:margin-bottom="0in" fo:line-height="100%"/>
    </style:style>
    <style:style style:name="T36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67" style:family="table-row">
      <style:table-row-properties/>
    </style:style>
    <style:style style:name="TableCell3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9" style:parent-style-name="Normal" style:family="paragraph">
      <style:paragraph-properties fo:text-align="center" fo:margin-bottom="0in" fo:line-height="100%"/>
    </style:style>
    <style:style style:name="T3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3" style:parent-style-name="Normal" style:family="paragraph">
      <style:paragraph-properties fo:text-align="center" fo:margin-bottom="0in" fo:line-height="100%"/>
    </style:style>
    <style:style style:name="T37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7" style:parent-style-name="Normal" style:family="paragraph">
      <style:paragraph-properties fo:text-align="center" fo:margin-bottom="0in" fo:line-height="100%"/>
    </style:style>
    <style:style style:name="T3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80" style:parent-style-name="Normal" style:family="paragraph">
      <style:paragraph-properties fo:text-align="center" fo:margin-bottom="0in" fo:line-height="100%"/>
    </style:style>
    <style:style style:name="T38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82" style:parent-style-name="Normal" style:family="paragraph">
      <style:paragraph-properties fo:text-align="center" fo:margin-top="0.0694in" fo:margin-bottom="0.0694in" fo:line-height="100%"/>
    </style:style>
    <style:style style:name="T38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384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18pt" style:font-size-asian="18pt" style:font-size-complex="18pt"/>
    </style:style>
    <style:style style:name="T38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38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38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38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389" style:parent-style-name="Normal" style:family="paragraph">
      <style:paragraph-properties fo:text-align="center" fo:margin-top="0.0694in" fo:margin-bottom="0.0694in" fo:line-height="100%"/>
    </style:style>
    <style:style style:name="T39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9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392" style:parent-style-name="Normal" style:family="paragraph">
      <style:paragraph-properties fo:text-align="center" fo:margin-top="0.0694in" fo:margin-bottom="0.0694in" fo:line-height="100%"/>
    </style:style>
    <style:style style:name="T39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95" style:parent-style-name="Normal" style:family="paragraph">
      <style:paragraph-properties fo:text-align="center" fo:margin-top="0.0694in" fo:margin-bottom="0.0694in" fo:line-height="100%"/>
    </style:style>
    <style:style style:name="T39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98" style:parent-style-name="Normal" style:family="paragraph">
      <style:paragraph-properties fo:text-align="center" fo:margin-top="0.0694in" fo:margin-bottom="0.0694in" fo:line-height="100%"/>
    </style:style>
    <style:style style:name="T39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1" style:parent-style-name="Normal" style:family="paragraph">
      <style:paragraph-properties fo:text-align="center" fo:margin-top="0.0694in" fo:margin-bottom="0.0694in" fo:line-height="100%"/>
    </style:style>
    <style:style style:name="T40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0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404" style:parent-style-name="Normal" style:family="paragraph">
      <style:paragraph-properties fo:text-align="center" fo:margin-top="0.0694in" fo:margin-bottom="0.0694in" fo:line-height="100%"/>
    </style:style>
    <style:style style:name="T40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7" style:parent-style-name="Normal" style:family="paragraph">
      <style:paragraph-properties fo:text-align="center" fo:margin-top="0.0694in" fo:margin-bottom="0.0694in" fo:line-height="100%"/>
    </style:style>
    <style:style style:name="T40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0" style:parent-style-name="Normal" style:family="paragraph">
      <style:paragraph-properties fo:text-align="center" fo:margin-top="0.0694in" fo:margin-bottom="0.0694in" fo:line-height="100%"/>
    </style:style>
    <style:style style:name="T4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3" style:parent-style-name="Normal" style:family="paragraph">
      <style:paragraph-properties fo:text-align="center" fo:margin-top="0.0694in" fo:margin-bottom="0.0694in" fo:line-height="100%"/>
    </style:style>
    <style:style style:name="T4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417" style:parent-style-name="Normal" style:family="paragraph">
      <style:paragraph-properties fo:text-align="center" fo:margin-top="0.0694in" fo:margin-bottom="0.0694in" fo:line-height="100%"/>
    </style:style>
    <style:style style:name="T4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0" style:parent-style-name="Normal" style:family="paragraph">
      <style:paragraph-properties fo:text-align="center" fo:margin-top="0.0694in" fo:margin-bottom="0.0694in" fo:line-height="100%"/>
    </style:style>
    <style:style style:name="T4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3" style:parent-style-name="Normal" style:family="paragraph">
      <style:paragraph-properties fo:text-align="center" fo:margin-bottom="0in" fo:line-height="100%"/>
    </style:style>
    <style:style style:name="T4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5" style:parent-style-name="Normal" style:family="paragraph">
      <style:paragraph-properties fo:text-align="center" fo:margin-top="0.0694in" fo:margin-bottom="0.0694in" fo:line-height="100%"/>
    </style:style>
    <style:style style:name="T42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427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18pt" style:font-size-asian="18pt" style:font-size-complex="18pt"/>
    </style:style>
    <style:style style:name="T42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42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43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43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432" style:parent-style-name="Normal" style:family="paragraph">
      <style:paragraph-properties fo:text-align="center" style:writing-mode="rl-tb" fo:margin-top="0.0694in" fo:margin-bottom="0.0694in" fo:line-height="100%"/>
    </style:style>
    <style:style style:name="T43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3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1" style:parent-style-name="Normal" style:family="paragraph">
      <style:paragraph-properties fo:text-align="center" style:writing-mode="rl-tb" fo:margin-top="0.0694in" fo:margin-bottom="0.0694in" fo:line-height="100%"/>
    </style:style>
    <style:style style:name="T44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4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4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0" style:parent-style-name="Normal" style:family="paragraph">
      <style:paragraph-properties fo:text-align="center" fo:margin-top="0.0694in" fo:margin-bottom="0.0694in" fo:line-height="100%"/>
    </style:style>
    <style:style style:name="T45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5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Graph Representations: Adjacency List vs Adjacency Matrix</text:p>
      <text:p text:style-name="P2"><text:span text:style-name="T3">تمثيل الرسوم البيانية: القائمة المجاورة مقابل المصفوفة المجاورة</text:span></text:p>
      <text:p text:style-name="P4"><text:span text:style-name="T5"><draw:custom-shape svg:x="0in" svg:y="0in" svg:width="0in" svg:height="0.02083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6"><text:span text:style-name="T7"><text:s/></text:span><text:span text:style-name="T8">1️</text:span><text:span text:style-name="T9">⃣</text:span><text:span text:style-name="T10"><text:s/></text:span><text:span text:style-name="T11"><text:s text:c="2"/></text:span><text:span text:style-name="T12">Introduction /<text:s/></text:span><text:span text:style-name="T13">مقدمة</text:span></text:p>
      <text:p text:style-name="P14"><text:span text:style-name="T15"><text:line-break/>A<text:s/></text:span><text:span text:style-name="T16">graph</text:span><text:span text:style-name="T17"><text:s/>is a data structure consisting of<text:s/></text:span><text:span text:style-name="T18">vertices (nodes)</text:span><text:span text:style-name="T19"><text:s/>and<text:s/></text:span><text:span text:style-name="T20">edges (connections)</text:span><text:span text:style-name="T21">.</text:span><text:span text:style-name="T22"><text:line-break/>Graphs are widely used in<text:s/></text:span><text:span text:style-name="T23">computer networks, social networks, maps, and algorithms</text:span><text:span text:style-name="T24">.</text:span></text:p>
      <text:p text:style-name="P25">To store a graph in memory, we have two main representations:</text:p>
      <text:p text:style-name="P26"><text:span text:style-name="T27">الـ</text:span><text:span text:style-name="T28"><text:s/>(<text:s/></text:span><text:span text:style-name="T29">Graph<text:s/></text:span><text:span text:style-name="T30">)</text:span><text:span text:style-name="T31">الرسم البياني</text:span><text:span text:style-name="T32"><text:s/></text:span><text:span text:style-name="T33">هو هيكل بيانات يتكون من<text:s/></text:span><text:span text:style-name="T34">العقد</text:span><text:span text:style-name="T35"><text:s/>(Nodes)</text:span><text:span text:style-name="T36"><text:s/></text:span><text:span text:style-name="T37">و<text:s/></text:span><text:span text:style-name="T38">الحواف</text:span><text:span text:style-name="T39"><text:s/>(Edges)</text:span><text:span text:style-name="T40">.</text:span><text:span text:style-name="T41"><text:line-break/></text:span><text:span text:style-name="T42">تُستخدم الرسوم البيانية على نطاق واسع في<text:s/></text:span><text:span text:style-name="T43">شبكات الحاسوب، الشبكات الاجتماعية، الخرائط والخوارزميات</text:span><text:span text:style-name="T44">.</text:span></text:p>
      <text:p text:style-name="P45"><text:span text:style-name="T46">لتخزين الرسم البياني في الذاكرة، لدينا تمثيلان رئيسيان</text:span><text:span text:style-name="T47">:</text:span></text:p>
      <text:list text:style-name="LFO2" text:continue-numbering="true">
        <text:list-item>
          <text:p text:style-name="P48"><text:span text:style-name="T49">القائمة المجاورة</text:span><text:span text:style-name="T50"><text:s/>(Adjacency List)</text:span></text:p>
        </text:list-item>
        <text:list-item>
          <text:p text:style-name="P51"><text:span text:style-name="T52">المصفوفة المجاورة</text:span><text:span text:style-name="T53"><text:s/>(Adjacency Matrix)</text:span></text:p>
        </text:list-item>
      </text:list>
      <text:p text:style-name="P54"/>
      <text:p text:style-name="P55"><text:span text:style-name="T56">Each has different<text:s/></text:span><text:span text:style-name="T57">advantages</text:span><text:span text:style-name="T58"><text:s/>and<text:s/></text:span><text:span text:style-name="T59">disadvantages</text:span><text:span text:style-name="T60">, depending on the<text:s/></text:span><text:span text:style-name="T61">graph type</text:span><text:span text:style-name="T62"><text:s/>and<text:s/></text:span><text:span text:style-name="T63">required operations</text:span><text:span text:style-name="T64">.</text:span></text:p>
      <text:p text:style-name="P65"/>
      <text:p text:style-name="P66"><text:span text:style-name="T67">كل تمثيل له<text:s/></text:span><text:span text:style-name="T68">مزاياه وعيوبه</text:span><text:span text:style-name="T69"><text:s/>حسب<text:s/></text:span><text:span text:style-name="T70">نوع الرسم البياني</text:span><text:span text:style-name="T71"><text:s/>و<text:s/></text:span><text:span text:style-name="T72">العمليات المطلوبة</text:span><text:span text:style-name="T73">.</text:span></text:p>
      <text:p text:style-name="P74"><text:span text:style-name="T75"><draw:custom-shape svg:x="0in" svg:y="0in" svg:width="0in" svg:height="0.02083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p text:style-name="P76"><text:span text:style-name="T77">2️</text:span><text:span text:style-name="T78">⃣</text:span><text:span text:style-name="T79"><text:s/></text:span><text:span text:style-name="T80"><text:s text:c="2"/></text:span><text:span text:style-name="T81">Adjacency List /<text:s/></text:span><text:span text:style-name="T82">القائمة المجاورة</text:span></text:p>
      <text:p text:style-name="P83"><text:span text:style-name="T84">Definition /<text:s/></text:span><text:span text:style-name="T85">التعريف</text:span></text:p>
      <text:p text:style-name="P86"><text:span text:style-name="T87"><text:line-break/>Adjacency List represents a graph as an<text:s/></text:span><text:span text:style-name="T88">array of lists</text:span><text:span text:style-name="T89">. Each index represents a vertex, and each vertex stores a<text:s/></text:span><text:span text:style-name="T90">list of connected vertices</text:span><text:span text:style-name="T91">.</text:span></text:p>
      <text:soft-page-break/>
      <text:p text:style-name="P92"><text:span text:style-name="T93"><text:line-break/></text:span><text:span text:style-name="T94">تمثل<text:s/></text:span><text:span text:style-name="T95">القائمة المجاورة</text:span><text:span text:style-name="T96"><text:s/>الرسم البياني كمصفوفة من القوائم</text:span><text:span text:style-name="T97">.</text:span><text:span text:style-name="T98"><text:line-break/></text:span><text:span text:style-name="T99">كل فهرس يمثل عقدة، وكل عقدة تخزن<text:s/></text:span><text:span text:style-name="T100">قائمة بالعقد المرتبطة بها</text:span><text:span text:style-name="T101">.</text:span></text:p>
      <text:p text:style-name="P102"><text:span text:style-name="T103"><draw:custom-shape svg:x="0in" svg:y="0in" svg:width="0in" svg:height="0.02083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p text:style-name="P104"><text:span text:style-name="T105">Example /<text:s/></text:span><text:span text:style-name="T106">المثال</text:span></text:p>
      <text:p text:style-name="P107">Vertex A: B → C</text:p>
      <text:p text:style-name="P108">Vertex B: A → D</text:p>
      <text:p text:style-name="P109">Vertex C: A</text:p>
      <text:p text:style-name="P110">Vertex D: B</text:p>
      <text:p text:style-name="P111"/>
      <text:p text:style-name="P112"><text:span text:style-name="T113"><text:s text:c="2"/>/</text:span><text:span text:style-name="T114">Suggested Diagram</text:span><text:span text:style-name="T115"><text:s text:c="2"/></text:span><text:span text:style-name="T116"><text:s/></text:span><text:span text:style-name="T117"><text:s/></text:span><text:span text:style-name="T118">رسم مقترح</text:span><text:span text:style-name="T119">:</text:span><text:span text:style-name="T120"><text:line-break/></text:span><text:span text:style-name="T121">ارسم عقدتين</text:span><text:span text:style-name="T122"><text:s/>A<text:s/></text:span><text:span text:style-name="T123">و</text:span><text:span text:style-name="T124">B<text:s/></text:span><text:span text:style-name="T125">و</text:span><text:span text:style-name="T126">C<text:s/></text:span><text:span text:style-name="T127">و</text:span><text:span text:style-name="T128">D<text:s/></text:span><text:span text:style-name="T129">مع خطوط توضح الحواف لكل قائمة</text:span><text:span text:style-name="T130">.</text:span></text:p>
      <text:p text:style-name="P131"><text:span text:style-name="T132"><draw:custom-shape svg:x="0in" svg:y="0in" svg:width="0in" svg:height="0.02083in" draw:z-index="0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133"><text:span text:style-name="T134">Characteristics /<text:s/></text:span><text:span text:style-name="T135">الخصائص</text:span></text:p>
      <text:list text:style-name="LFO3" text:continue-numbering="true">
        <text:list-item>
          <text:p text:style-name="P136">Stores only existing edges; efficient for sparse graphs; easy to traverse neighbors.</text:p>
        </text:list-item>
        <text:list-item>
          <text:p text:style-name="P137"><text:span text:style-name="T138"><text:s/></text:span><text:span text:style-name="T139">تخزن فقط الحواف الموجودة؛ مناسبة للرسوم البيانية قليلة الحواف؛ سهلة للتنقل بين الجيران</text:span><text:span text:style-name="T140">.</text:span></text:p>
        </text:list-item>
      </text:list>
      <text:p text:style-name="P141"><text:span text:style-name="T142">Advantages /<text:s/></text:span><text:span text:style-name="T143">المزايا</text:span></text:p>
      <text:list text:style-name="LFO4" text:continue-numbering="true">
        <text:list-item>
          <text:p text:style-name="P144"><text:span text:style-name="T145">Memory efficient for sparse graphs /<text:s/></text:span><text:span text:style-name="T146">فعّالة من حيث الذاكرة للرسوم قليلة الحواف</text:span></text:p>
        </text:list-item>
        <text:list-item>
          <text:p text:style-name="P147"><text:span text:style-name="T148">Easy to add/remove edges /<text:s/></text:span><text:span text:style-name="T149">سهلة إضافة أو حذف الحواف</text:span></text:p>
        </text:list-item>
        <text:list-item>
          <text:p text:style-name="P150"><text:span text:style-name="T151">Fast neighbor traversal (DFS, BFS) /<text:s/></text:span><text:span text:style-name="T152">سريعة في استعراض الجيران</text:span></text:p>
        </text:list-item>
      </text:list>
      <text:p text:style-name="P153"><text:span text:style-name="T154">Disadvantages /<text:s/></text:span><text:span text:style-name="T155">العيوب</text:span></text:p>
      <text:list text:style-name="LFO5" text:continue-numbering="true">
        <text:list-item>
          <text:p text:style-name="P156"><text:span text:style-name="T157">Slower edge lookup /<text:s/></text:span><text:span text:style-name="T158">أبطأ في التحقق من وجود حافة</text:span></text:p>
        </text:list-item>
        <text:list-item>
          <text:p text:style-name="P159"><text:span text:style-name="T160">Slightly complex implementation /<text:s/></text:span><text:span text:style-name="T161">تنفيذها أكثر تعقيدًا من المصفوفة</text:span></text:p>
        </text:list-item>
      </text:list>
      <text:p text:style-name="P162"><text:span text:style-name="T163">Time &amp; Space Complexity /<text:s/></text:span><text:span text:style-name="T164">التعقيد الزمني والفراغي</text:span></text:p>
      <text:list text:style-name="LFO6" text:continue-numbering="true">
        <text:list-item>
          <text:p text:style-name="P165"><text:span text:style-name="T166">Space /<text:s/></text:span><text:span text:style-name="T167">الذاكرة</text:span><text:span text:style-name="T168">:</text:span><text:span text:style-name="T169"><text:s/>O(V + E)</text:span></text:p>
        </text:list-item>
        <text:list-item>
          <text:p text:style-name="P170"><text:span text:style-name="T171">Edge Lookup /<text:s/></text:span><text:span text:style-name="T172">البحث عن حافة</text:span><text:span text:style-name="T173">:</text:span><text:span text:style-name="T174"><text:s/>O(degree of vertex /<text:s/></text:span><text:span text:style-name="T175">درجة العقدة</text:span><text:span text:style-name="T176">)</text:span></text:p>
        </text:list-item>
      </text:list>
      <text:p text:style-name="P177"><text:span text:style-name="T178"><draw:custom-shape svg:x="0in" svg:y="0in" svg:width="0in" svg:height="0.02083in" draw:z-index="0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span></text:p>
      <text:p text:style-name="P179"><text:span text:style-name="T180">3️</text:span><text:span text:style-name="T181">⃣</text:span><text:span text:style-name="T182"><text:s/></text:span><text:span text:style-name="T183"><text:s/></text:span><text:s text:c="2"/><text:span text:style-name="T184">Adjacency Matrix /<text:s/></text:span><text:span text:style-name="T185">المصفوفة المجاورة</text:span></text:p>
      <text:p text:style-name="P186"><text:span text:style-name="T187">Definition /<text:s/></text:span><text:span text:style-name="T188">التعريف</text:span></text:p>
      <text:soft-page-break/>
      <text:p text:style-name="P189"><text:span text:style-name="T190"><text:line-break/>Adjacency Matrix represents a graph as a<text:s/></text:span><text:span text:style-name="T191">2D array</text:span><text:span text:style-name="T192">. Rows and columns represent vertices, and each cell indicates the<text:s/></text:span><text:span text:style-name="T193">presence (1) or absence (0) of an edge</text:span><text:span text:style-name="T194">.</text:span></text:p>
      <text:p text:style-name="P195"><text:span text:style-name="T196"><text:line-break/></text:span><text:span text:style-name="T197">تمثل<text:s/></text:span><text:span text:style-name="T198">المصفوفة المجاورة</text:span><text:span text:style-name="T199"><text:s/>الرسم البياني كمصفوفة ثنائية الأبعاد</text:span><text:span text:style-name="T200">.</text:span><text:span text:style-name="T201"><text:line-break/></text:span><text:span text:style-name="T202">الصفوف والأعمدة تمثل العقد، وكل خلية توضح<text:s/></text:span><text:span text:style-name="T203">وجود (1) أو عدم وجود (0) للحافة</text:span><text:span text:style-name="T204">.</text:span></text:p>
      <text:p text:style-name="P205"><text:span text:style-name="T206"><draw:custom-shape svg:x="0in" svg:y="0in" svg:width="0in" svg:height="0.02083in" draw:z-index="0" draw:id="id5" draw:style-name="a5" draw:name="Horizontal Line 6" text:anchor-type="as-char"><svg:title/><svg:desc/><draw:enhanced-geometry draw:type="non-primitive" svg:viewBox="0 0 21600 21600" draw:enhanced-path="M 0 0 L 21600 0 21600 21600 0 21600 Z N"/></draw:custom-shape></text:span></text:p>
      <text:p text:style-name="P207"><text:span text:style-name="T208">Example /<text:s/></text:span><text:span text:style-name="T209">المثال</text:span></text:p>
      <text:p text:style-name="P210">A B C D</text:p>
      <text:p text:style-name="P211">A [ 0 1 1 0 ]</text:p>
      <text:p text:style-name="P212">B [ 1 0 0 1 ]</text:p>
      <text:p text:style-name="P213">C [ 1 0 0 0 ]</text:p>
      <text:p text:style-name="P214">D [ 0 1 0 0 ]</text:p>
      <text:p text:style-name="P215"><text:span text:style-name="T216"><draw:custom-shape svg:x="0in" svg:y="0in" svg:width="0in" svg:height="0.02083in" draw:z-index="0" draw:id="id6" draw:style-name="a6" draw:name="Horizontal Line 7" text:anchor-type="as-char"><svg:title/><svg:desc/><draw:enhanced-geometry draw:type="non-primitive" svg:viewBox="0 0 21600 21600" draw:enhanced-path="M 0 0 L 21600 0 21600 21600 0 21600 Z N"/></draw:custom-shape></text:span></text:p>
      <text:p text:style-name="P217"><text:span text:style-name="T218">Characteristics /<text:s/></text:span><text:span text:style-name="T219">الخصائص</text:span></text:p>
      <text:list text:style-name="LFO7" text:continue-numbering="true">
        <text:list-item>
          <text:p text:style-name="P220"><text:span text:style-name="T221">Stores all possible edges /<text:s/></text:span><text:span text:style-name="T222">تخزن جميع الحواف الممكنة</text:span></text:p>
        </text:list-item>
        <text:list-item>
          <text:p text:style-name="P223"><text:span text:style-name="T224">Higher memory usage /<text:s/></text:span><text:span text:style-name="T225">استخدام أعلى للذاكرة</text:span></text:p>
        </text:list-item>
      </text:list>
      <text:p text:style-name="P226"><text:span text:style-name="T227">Advantages /<text:s/></text:span><text:span text:style-name="T228">المزايا</text:span></text:p>
      <text:list text:style-name="LFO8" text:continue-numbering="true">
        <text:list-item>
          <text:p text:style-name="P229"><text:span text:style-name="T230">Fast edge lookup O(1) /<text:s/></text:span><text:span text:style-name="T231">البحث عن الحافة سريع جدًا</text:span><text:span text:style-name="T232"><text:s/>O(1)</text:span></text:p>
        </text:list-item>
        <text:list-item>
          <text:p text:style-name="P233"><text:span text:style-name="T234">Simple to implement /<text:s/></text:span><text:span text:style-name="T235">بسيطة في التنفيذ</text:span></text:p>
        </text:list-item>
        <text:list-item>
          <text:p text:style-name="P236"><text:span text:style-name="T237">Works well with dense graphs /<text:s/></text:span><text:span text:style-name="T238">مناسبة للرسوم الكثيفة</text:span></text:p>
        </text:list-item>
        <text:list-item>
          <text:p text:style-name="P239"><text:span text:style-name="T240">Suitable for weighted graphs /<text:s/></text:span><text:span text:style-name="T241">مناسبة للرسوم الموزونة</text:span></text:p>
        </text:list-item>
      </text:list>
      <text:p text:style-name="P242"><text:span text:style-name="T243">Disadvantages /<text:s/></text:span><text:span text:style-name="T244">العيوب</text:span></text:p>
      <text:list text:style-name="LFO9" text:continue-numbering="true">
        <text:list-item>
          <text:p text:style-name="P245"><text:span text:style-name="T246">High memory usage /<text:s/></text:span><text:span text:style-name="T247">استهلاك عالي للذاكرة</text:span></text:p>
        </text:list-item>
        <text:list-item>
          <text:p text:style-name="P248"><text:span text:style-name="T249">Difficult to add/remove vertices /<text:s/></text:span><text:span text:style-name="T250">صعبة إضافة أو حذف العقد</text:span></text:p>
        </text:list-item>
        <text:list-item>
          <text:p text:style-name="P251"><text:span text:style-name="T252">Inefficient for sparse graphs /<text:s/></text:span><text:span text:style-name="T253">غير فعالة للرسوم قليلة الحواف</text:span></text:p>
        </text:list-item>
      </text:list>
      <text:p text:style-name="P254"><text:span text:style-name="T255">Time &amp; Space Complexity /<text:s/></text:span><text:span text:style-name="T256">التعقيد الزمني والفراغي</text:span></text:p>
      <text:list text:style-name="LFO10" text:continue-numbering="true">
        <text:list-item>
          <text:p text:style-name="P257"><text:span text:style-name="T258">Space /<text:s/></text:span><text:span text:style-name="T259">الذاكرة</text:span><text:span text:style-name="T260">:</text:span><text:span text:style-name="T261"><text:s/>O(V²)</text:span></text:p>
        </text:list-item>
        <text:list-item>
          <text:p text:style-name="P262"><text:span text:style-name="T263">Edge Lookup /<text:s/></text:span><text:span text:style-name="T264">البحث عن الحافة</text:span><text:span text:style-name="T265">:</text:span><text:span text:style-name="T266"><text:s/>O(1)</text:span></text:p>
        </text:list-item>
      </text:list>
      <text:p text:style-name="P267"><text:span text:style-name="T268"><draw:custom-shape svg:x="0in" svg:y="0in" svg:width="0in" svg:height="0.02083in" draw:z-index="0" draw:id="id7" draw:style-name="a7" draw:name="Horizontal Line 8" text:anchor-type="as-char"><svg:title/><svg:desc/><draw:enhanced-geometry draw:type="non-primitive" svg:viewBox="0 0 21600 21600" draw:enhanced-path="M 0 0 L 21600 0 21600 21600 0 21600 Z N"/></draw:custom-shape></text:span></text:p>
      <text:p text:style-name="P269"><text:span text:style-name="T270">4️</text:span><text:span text:style-name="T271">⃣</text:span><text:span text:style-name="T272"><text:s/></text:span><text:span text:style-name="T273"><text:s text:c="3"/></text:span><text:span text:style-name="T274">Comparison Table /<text:s/></text:span><text:span text:style-name="T275">جدول المقارنة</text:span></text:p>
      <table:table table:style-name="Table276">
        <table:table-columns>
          <table:table-column table:style-name="TableColumn277"/>
          <table:table-column table:style-name="TableColumn278"/>
          <table:table-column table:style-name="TableColumn279"/>
        </table:table-columns>
        <table:table-header-rows>
          <table:table-row table:style-name="TableRow280">
            <table:table-cell table:style-name="TableCell281">
              <text:soft-page-break/>
              <text:p text:style-name="P282"><text:span text:style-name="T283">Feature /<text:s/></text:span><text:span text:style-name="T284">الخاصية</text:span></text:p>
            </table:table-cell>
            <table:table-cell table:style-name="TableCell285">
              <text:p text:style-name="P286"><text:span text:style-name="T287">Adjacency List /<text:s/></text:span><text:span text:style-name="T288">القائمة المجاورة</text:span></text:p>
            </table:table-cell>
            <table:table-cell table:style-name="TableCell289">
              <text:p text:style-name="P290"><text:span text:style-name="T291">Adjacency Matrix /<text:s/></text:span><text:span text:style-name="T292">المصفوفة المجاورة</text:span></text:p>
            </table:table-cell>
          </table:table-row>
        </table:table-header-rows>
        <table:table-row table:style-name="TableRow293">
          <table:table-cell table:style-name="TableCell294">
            <text:p text:style-name="P295"><text:span text:style-name="T296">Memory Usage /<text:s/></text:span><text:span text:style-name="T297">استخدام الذاكرة</text:span></text:p>
          </table:table-cell>
          <table:table-cell table:style-name="TableCell298">
            <text:p text:style-name="P299"><text:span text:style-name="T300">Low /<text:s/></text:span><text:span text:style-name="T301">منخفض</text:span></text:p>
          </table:table-cell>
          <table:table-cell table:style-name="TableCell302">
            <text:p text:style-name="P303"><text:span text:style-name="T304">High /<text:s/></text:span><text:span text:style-name="T305">مرتفع</text:span></text:p>
          </table:table-cell>
        </table:table-row>
        <table:table-row table:style-name="TableRow306">
          <table:table-cell table:style-name="TableCell307">
            <text:p text:style-name="P308"><text:span text:style-name="T309">Best for /<text:s/></text:span><text:span text:style-name="T310">الأفضل لـ</text:span></text:p>
          </table:table-cell>
          <table:table-cell table:style-name="TableCell311">
            <text:p text:style-name="P312"><text:span text:style-name="T313">Sparse Graph /<text:s/></text:span><text:span text:style-name="T314">الرسوم القليلة</text:span></text:p>
          </table:table-cell>
          <table:table-cell table:style-name="TableCell315">
            <text:p text:style-name="P316"><text:span text:style-name="T317">Dense Graph /<text:s/></text:span><text:span text:style-name="T318">الرسوم الكثيفة</text:span></text:p>
          </table:table-cell>
        </table:table-row>
        <table:table-row table:style-name="TableRow319">
          <table:table-cell table:style-name="TableCell320">
            <text:p text:style-name="P321"><text:span text:style-name="T322">Space Complexity /<text:s/></text:span><text:span text:style-name="T323">التعقيد الفراغي</text:span></text:p>
          </table:table-cell>
          <table:table-cell table:style-name="TableCell324">
            <text:p text:style-name="P325">O(V + E)</text:p>
          </table:table-cell>
          <table:table-cell table:style-name="TableCell326">
            <text:p text:style-name="P327">O(V²)</text:p>
          </table:table-cell>
        </table:table-row>
        <table:table-row table:style-name="TableRow328">
          <table:table-cell table:style-name="TableCell329">
            <text:p text:style-name="P330"><text:span text:style-name="T331">Edge Lookup /<text:s/></text:span><text:span text:style-name="T332">البحث عن حافة</text:span></text:p>
          </table:table-cell>
          <table:table-cell table:style-name="TableCell333">
            <text:p text:style-name="P334"><text:span text:style-name="T335">Slower /<text:s/></text:span><text:span text:style-name="T336">أبطأ</text:span></text:p>
          </table:table-cell>
          <table:table-cell table:style-name="TableCell337">
            <text:p text:style-name="P338"><text:span text:style-name="T339">Very Fast /<text:s/></text:span><text:span text:style-name="T340">سريع جدًا</text:span></text:p>
          </table:table-cell>
        </table:table-row>
        <table:table-row table:style-name="TableRow341">
          <table:table-cell table:style-name="TableCell342">
            <text:p text:style-name="P343"><text:span text:style-name="T344">Adding Vertices /<text:s/></text:span><text:span text:style-name="T345">إضافة عقد</text:span></text:p>
          </table:table-cell>
          <table:table-cell table:style-name="TableCell346">
            <text:p text:style-name="P347"><text:span text:style-name="T348">Easy /<text:s/></text:span><text:span text:style-name="T349">سهل</text:span></text:p>
          </table:table-cell>
          <table:table-cell table:style-name="TableCell350">
            <text:p text:style-name="P351"><text:span text:style-name="T352">Difficult /<text:s/></text:span><text:span text:style-name="T353">صعب</text:span></text:p>
          </table:table-cell>
        </table:table-row>
        <table:table-row table:style-name="TableRow354">
          <table:table-cell table:style-name="TableCell355">
            <text:p text:style-name="P356"><text:span text:style-name="T357">Traversal Efficiency /<text:s/></text:span><text:span text:style-name="T358">كفاءة الاستعراض</text:span></text:p>
          </table:table-cell>
          <table:table-cell table:style-name="TableCell359">
            <text:p text:style-name="P360"><text:span text:style-name="T361">High /<text:s/></text:span><text:span text:style-name="T362">عالي</text:span></text:p>
          </table:table-cell>
          <table:table-cell table:style-name="TableCell363">
            <text:p text:style-name="P364"><text:span text:style-name="T365">Moderate /<text:s/></text:span><text:span text:style-name="T366">متوسط</text:span></text:p>
          </table:table-cell>
        </table:table-row>
        <table:table-row table:style-name="TableRow367">
          <table:table-cell table:style-name="TableCell368">
            <text:p text:style-name="P369"><text:span text:style-name="T370">Implementation /<text:s/></text:span><text:span text:style-name="T371">سهولة التنفيذ</text:span></text:p>
          </table:table-cell>
          <table:table-cell table:style-name="TableCell372">
            <text:p text:style-name="P373"><text:span text:style-name="T374">Moderate /<text:s/></text:span><text:span text:style-name="T375">متوسط</text:span></text:p>
          </table:table-cell>
          <table:table-cell table:style-name="TableCell376">
            <text:p text:style-name="P377"><text:span text:style-name="T378">Simple /<text:s/></text:span><text:span text:style-name="T379">سهل</text:span></text:p>
          </table:table-cell>
        </table:table-row>
      </table:table>
      <text:p text:style-name="P380"><text:span text:style-name="T381"><draw:custom-shape svg:x="0in" svg:y="0in" svg:width="0in" svg:height="0.02083in" draw:z-index="0" draw:id="id8" draw:style-name="a8" draw:name="Horizontal Line 9" text:anchor-type="as-char"><svg:title/><svg:desc/><draw:enhanced-geometry draw:type="non-primitive" svg:viewBox="0 0 21600 21600" draw:enhanced-path="M 0 0 L 21600 0 21600 21600 0 21600 Z N"/></draw:custom-shape></text:span></text:p>
      <text:p text:style-name="P382"><text:span text:style-name="T383">5️</text:span><text:span text:style-name="T384">⃣</text:span><text:span text:style-name="T385"><text:s/></text:span><text:span text:style-name="T386"><text:s text:c="2"/></text:span><text:span text:style-name="T387">Use Cases /<text:s/></text:span><text:span text:style-name="T388">حالات الاستخدام</text:span></text:p>
      <text:p text:style-name="P389"><text:span text:style-name="T390">Adjacency List /<text:s/></text:span><text:span text:style-name="T391">القائمة المجاورة</text:span></text:p>
      <text:list text:style-name="LFO12" text:continue-numbering="true">
        <text:list-item>
          <text:p text:style-name="P392"><text:span text:style-name="T393">Sparse graphs /<text:s/></text:span><text:span text:style-name="T394">الرسوم القليلة</text:span></text:p>
        </text:list-item>
        <text:list-item>
          <text:p text:style-name="P395"><text:span text:style-name="T396">Memory-efficient applications /<text:s/></text:span><text:span text:style-name="T397">تطبيقات فعّالة من حيث الذاكرة</text:span></text:p>
        </text:list-item>
        <text:list-item>
          <text:p text:style-name="P398"><text:span text:style-name="T399">Graph traversal algorithms: BFS, DFS /<text:s/></text:span><text:span text:style-name="T400">خوارزميات استعراض الرسوم</text:span></text:p>
        </text:list-item>
      </text:list>
      <text:p text:style-name="P401"><text:span text:style-name="T402">Adjacency Matrix /<text:s/></text:span><text:span text:style-name="T403">المصفوفة المجاورة</text:span></text:p>
      <text:list text:style-name="LFO13" text:continue-numbering="true">
        <text:list-item>
          <text:p text:style-name="P404"><text:span text:style-name="T405">Dense graphs /<text:s/></text:span><text:span text:style-name="T406">الرسوم الكثيفة</text:span></text:p>
        </text:list-item>
        <text:list-item>
          <text:p text:style-name="P407"><text:span text:style-name="T408">Fast edge checking required /<text:s/></text:span><text:span text:style-name="T409">يحتاج البحث السريع عن الحواف</text:span></text:p>
        </text:list-item>
        <text:list-item>
          <text:p text:style-name="P410"><text:span text:style-name="T411">Weighted graph algorithms: Dijkstra, Floyd-Warshall /<text:s/></text:span><text:span text:style-name="T412">خوارزميات الرسوم الموزونة</text:span></text:p>
        </text:list-item>
      </text:list>
      <text:p text:style-name="P413"><text:span text:style-name="T414">Suggested Diagram /<text:s/></text:span><text:span text:style-name="T415">رسم مقترح</text:span><text:span text:style-name="T416">:</text:span></text:p>
      <text:list text:style-name="LFO14" text:continue-numbering="true">
        <text:list-item>
          <text:p text:style-name="P417"><text:span text:style-name="T418">Sparse graph /<text:s/></text:span><text:span text:style-name="T419">رسم قليل الحواف على اليسار</text:span></text:p>
        </text:list-item>
        <text:list-item>
          <text:p text:style-name="P420"><text:span text:style-name="T421">Dense graph /<text:s/></text:span><text:span text:style-name="T422">رسم كثيف الحواف على اليمين</text:span></text:p>
        </text:list-item>
      </text:list>
      <text:p text:style-name="P423"><text:span text:style-name="T424"><draw:custom-shape svg:x="0in" svg:y="0in" svg:width="0in" svg:height="0.02083in" draw:z-index="0" draw:id="id9" draw:style-name="a9" draw:name="Horizontal Line 10" text:anchor-type="as-char"><svg:title/><svg:desc/><draw:enhanced-geometry draw:type="non-primitive" svg:viewBox="0 0 21600 21600" draw:enhanced-path="M 0 0 L 21600 0 21600 21600 0 21600 Z N"/></draw:custom-shape></text:span></text:p>
      <text:p text:style-name="P425"><text:span text:style-name="T426">6️</text:span><text:span text:style-name="T427">⃣</text:span><text:span text:style-name="T428"><text:s/></text:span><text:span text:style-name="T429"><text:s text:c="3"/></text:span><text:span text:style-name="T430">Conclusion /<text:s/></text:span><text:span text:style-name="T431">الخلاصة</text:span></text:p>
      <text:list text:style-name="LFO15" text:continue-numbering="true">
        <text:list-item>
          <text:p text:style-name="P432"><text:span text:style-name="T433">Adjacency List:</text:span><text:span text:style-name="T434"><text:s/>Efficient for sparse graphs, low memory usage, better traversal.</text:span><text:span text:style-name="T435"><text:line-break/></text:span><text:span text:style-name="T436">القائمة المجاورة</text:span><text:span text:style-name="T437">:</text:span><text:span text:style-name="T438"><text:s/></text:span><text:span text:style-name="T439">فعالة للرسوم قليلة الحواف، استهلاك منخفض للذاكرة، أفضل في الاستعراض</text:span><text:span text:style-name="T440">.</text:span></text:p>
        </text:list-item>
        <text:list-item>
          <text:p text:style-name="P441"><text:span text:style-name="T442">Adjacency Matrix:</text:span><text:span text:style-name="T443"><text:s/>Efficient for dense graphs, fast edge lookup, simpler implementation.</text:span><text:span text:style-name="T444"><text:line-break/></text:span><text:span text:style-name="T445">المصفوفة المجاورة</text:span><text:span text:style-name="T446">:</text:span><text:span text:style-name="T447"><text:s/></text:span><text:span text:style-name="T448">فعالة للرسوم الكثيفة، البحث سريع عن الحواف، التنفيذ أبسط</text:span><text:span text:style-name="T449">.</text:span></text:p>
        </text:list-item>
      </text:list>
      <text:p text:style-name="P450"><text:span text:style-name="T451">Tip /<text:s/></text:span><text:span text:style-name="T452">نصيحة</text:span><text:span text:style-name="T453">:</text:span><text:span text:style-name="T454"><text:s/>Choose representation depending on<text:s/></text:span><text:span text:style-name="T455">graph size, density, and operations</text:span><text:span text:style-name="T456">.</text:span><text:span text:style-name="T457"><text:line-break/></text:span><text:span text:style-name="T458">اختر التمثيل المناسب حسب<text:s/></text:span><text:span text:style-name="T459">حجم الرسم البياني، كثافته، ونوع العمليات المطلوبة</text:span><text:span text:style-name="T460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selector-tag" style:display-name="hljs-selector-tag" style:family="text" style:parent-style-name="DefaultParagraphFont"/>
    <style:style style:name="hljs-string" style:display-name="hljs-string" style:family="text" style:parent-style-name="DefaultParagraphFont"/>
    <style:style style:name="hljs-attr" style:display-name="hljs-attr" style:family="text" style:parent-style-name="DefaultParagraphFont"/>
    <style:style style:name="hljs-selector-attr" style:display-name="hljs-selector-att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333in" fo:margin-left="0.3333in" fo:margin-bottom="0.3333in" fo:margin-right="0.3333in" fo:border-top="0.0833in double #000000" style:border-line-width-top="0.0277in 0.0277in 0.0277in" fo:border-left="0.0833in double #000000" style:border-line-width-left="0.0277in 0.0277in 0.0277in" fo:border-bottom="0.0833in double #000000" style:border-line-width-bottom="0.0277in 0.0277in 0.0277in" fo:border-right="0.0833in double #000000" style:border-line-width-right="0.0277in 0.0277in 0.0277in" fo:padding-top="0.5833in" fo:padding-left="0.3333in" fo:padding-bottom="0.5833in" fo:padding-right="0.3333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nan alhammadi</meta:initial-creator>
    <dc:creator>Hanan alhammadi</dc:creator>
    <meta:creation-date>2026-01-26T04:49:00Z</meta:creation-date>
    <dc:date>2026-01-26T04:49:00Z</dc:date>
    <meta:template xlink:href="Normal" xlink:type="simple"/>
    <meta:editing-cycles>2</meta:editing-cycles>
    <meta:editing-duration>PT60S</meta:editing-duration>
    <meta:document-statistic meta:page-count="4" meta:paragraph-count="9" meta:word-count="712" meta:character-count="4764" meta:row-count="33" meta:non-whitespace-character-count="4061"/>
  </office:meta>
</office:document-meta>
</file>